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013b"/>
    </style:style>
    <style:style style:name="P2" style:family="paragraph" style:parent-style-name="Text_20_body">
      <style:text-properties officeooo:paragraph-rsid="0017fcb2"/>
    </style:style>
    <style:style style:name="P3" style:family="paragraph" style:parent-style-name="Heading_20_3">
      <style:text-properties officeooo:paragraph-rsid="001cb0fb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800000" style:font-name="Droid Sans Mono" fo:font-size="10pt" fo:font-weight="normal" fo:background-color="#ffffff" style:font-size-asian="10pt" style:font-size-complex="10pt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officeooo:paragraph-rsid="001cb0fb"/>
    </style:style>
    <style:style style:name="P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pt" fo:font-weight="normal" fo:background-color="#ffffff" style:font-size-asian="10pt" style:font-size-complex="10pt"/>
    </style:style>
    <style:style style:name="P10" style:family="paragraph" style:parent-style-name="Text_20_body" style:list-style-name="L3"/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byssinica SIL"/>
    </style:style>
    <style:style style:name="T3" style:family="text">
      <style:text-properties style:font-name="Abyssinica SIL" fo:font-size="12pt" style:font-name-asian="Liberation Serif" style:font-size-asian="12pt" style:font-size-complex="12pt"/>
    </style:style>
    <style:style style:name="T4" style:family="text">
      <style:text-properties style:font-name="Abyssinica SIL" fo:font-size="12pt" officeooo:rsid="0017fcb2" style:font-name-asian="Liberation Serif" style:font-size-asian="12pt" style:font-size-complex="12pt"/>
    </style:style>
    <style:style style:name="T5" style:family="text">
      <style:text-properties style:font-name="Abyssinica SIL" fo:font-size="12pt" officeooo:rsid="0019fafc" style:font-name-asian="Liberation Serif" style:font-size-asian="12pt" style:font-name-complex="Liberation Mono" style:font-size-complex="12pt"/>
    </style:style>
    <style:style style:name="T6" style:family="text">
      <style:text-properties style:font-name="Abyssinica SIL" fo:font-size="12pt" officeooo:rsid="001bd353" style:font-name-asian="Liberation Serif" style:font-size-asian="12pt" style:font-name-complex="Liberation Mono" style:font-size-complex="12pt"/>
    </style:style>
    <style:style style:name="T7" style:family="text">
      <style:text-properties style:font-name="Abyssinica SIL" fo:font-size="12pt" officeooo:rsid="0019812d" style:font-name-asian="Liberation Serif" style:font-size-asian="12pt" style:font-name-complex="Liberation Mono" style:font-size-complex="1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000000" style:font-name="Droid Sans Mono" fo:font-weight="normal" fo:background-color="#ffffff" loext:char-shading-value="0"/>
    </style:style>
    <style:style style:name="T10" style:family="text">
      <style:text-properties fo:color="#000000" style:font-name="Droid Sans Mono" fo:font-size="10pt" fo:font-weight="normal" fo:background-color="#ffffff" loext:char-shading-value="0" style:font-name-asian="Liberation Serif" style:font-size-asian="10pt" style:font-size-complex="10pt"/>
    </style:style>
    <style:style style:name="T11" style:family="text">
      <style:text-properties fo:color="#000000" style:font-name="Liberation Serif" fo:font-size="10pt" fo:font-weight="normal" fo:background-color="#ffffff" loext:char-shading-value="0" style:font-name-asian="Liberation Serif" style:font-size-asian="10pt" style:font-weight-asian="normal" style:font-size-complex="10pt" style:font-weight-complex="normal"/>
    </style:style>
    <style:style style:name="T12" style:family="text">
      <style:text-properties fo:color="#800000"/>
    </style:style>
    <style:style style:name="T13" style:family="text">
      <style:text-properties fo:color="#800000" style:font-name="Droid Sans Mono" fo:font-weight="normal" fo:background-color="#ffffff" loext:char-shading-value="0"/>
    </style:style>
    <style:style style:name="T14" style:family="text">
      <style:text-properties fo:color="#800000" style:font-name="Droid Sans Mono" fo:font-size="10pt" fo:font-weight="normal" fo:background-color="#ffffff" loext:char-shading-value="0" style:font-name-asian="Liberation Serif" style:font-size-asian="10pt" style:font-size-complex="10pt"/>
    </style:style>
    <style:style style:name="T15" style:family="text">
      <style:text-properties fo:color="#800000" style:font-name="Droid Sans Mono" fo:font-size="10pt" fo:font-weight="normal" fo:background-color="#ffffff" loext:char-shading-value="0" style:font-name-asian="Liberation Serif" style:font-size-asian="10pt" style:font-size-complex="10pt"/>
    </style:style>
    <style:style style:name="T16" style:family="text">
      <style:text-properties fo:color="#800000" fo:font-size="10pt" fo:font-weight="normal" fo:background-color="#ffffff" loext:char-shading-value="0" style:font-size-asian="10pt" style:font-size-complex="10pt"/>
    </style:style>
    <style:style style:name="T17" style:family="text">
      <style:text-properties fo:color="#800000" style:font-name="Liberation Serif" fo:font-size="10pt" fo:font-weight="normal" fo:background-color="#ffffff" loext:char-shading-value="0" style:font-name-asian="Liberation Serif" style:font-size-asian="10pt" style:font-size-complex="10pt"/>
    </style:style>
    <style:style style:name="T18" style:family="text">
      <style:text-properties fo:color="#800000" style:font-name="Liberation Serif" fo:font-size="10pt" fo:font-weight="normal" fo:background-color="#ffffff" loext:char-shading-value="0" style:font-name-asian="Liberation Serif" style:font-size-asian="10pt" style:font-weight-asian="normal" style:font-size-complex="10pt" style:font-weight-complex="normal"/>
    </style:style>
    <style:style style:name="T19" style:family="text">
      <style:text-properties fo:color="#800000" style:font-name="Liberation Serif" fo:font-size="10pt" fo:background-color="#ffffff" loext:char-shading-value="0" style:font-name-asian="Liberation Serif" style:font-size-asian="10pt" style:font-size-complex="10pt"/>
    </style:style>
    <style:style style:name="T20" style:family="text">
      <style:text-properties fo:color="#800000" style:font-name="Liberation Serif" fo:font-size="10pt" fo:font-weight="bold" fo:background-color="#ffffff" loext:char-shading-value="0" style:font-name-asian="Liberation Serif" style:font-size-asian="10pt" style:font-weight-asian="bold" style:font-size-complex="10pt" style:font-weight-complex="bold"/>
    </style:style>
    <style:style style:name="T21" style:family="text">
      <style:text-properties fo:color="#800000" style:font-name="Liberation Serif" fo:font-weight="normal" fo:background-color="#ffffff" loext:char-shading-value="0" style:font-name-asian="Liberation Serif"/>
    </style:style>
    <style:style style:name="T22" style:family="text">
      <style:text-properties fo:color="#e50000"/>
    </style:style>
    <style:style style:name="T23" style:family="text">
      <style:text-properties fo:color="#e50000" style:font-name="Droid Sans Mono" fo:font-weight="normal" fo:background-color="#ffffff" loext:char-shading-value="0"/>
    </style:style>
    <style:style style:name="T24" style:family="text">
      <style:text-properties fo:color="#e50000" style:font-name="Droid Sans Mono" fo:font-size="10pt" fo:font-weight="normal" fo:background-color="#ffffff" loext:char-shading-value="0" style:font-name-asian="Liberation Serif" style:font-size-asian="10pt" style:font-size-complex="10pt"/>
    </style:style>
    <style:style style:name="T25" style:family="text">
      <style:text-properties fo:color="#0000ff"/>
    </style:style>
    <style:style style:name="T26" style:family="text">
      <style:text-properties fo:color="#0000ff" style:font-name="Droid Sans Mono" fo:font-weight="normal" fo:background-color="#ffffff" loext:char-shading-value="0"/>
    </style:style>
    <style:style style:name="T27" style:family="text">
      <style:text-properties fo:color="#0000ff" style:font-name="Droid Sans Mono" fo:font-weight="normal" fo:background-color="#ffffff" loext:char-shading-value="0" style:font-name-asian="Liberation Serif"/>
    </style:style>
    <style:style style:name="T28" style:family="text">
      <style:text-properties fo:color="#0000ff" style:font-name="Droid Sans Mono" fo:font-size="10pt" fo:font-weight="normal" fo:background-color="#ffffff" loext:char-shading-value="0" style:font-name-asian="Liberation Serif" style:font-size-asian="10pt" style:font-size-complex="10pt"/>
    </style:style>
    <style:style style:name="T29" style:family="text">
      <style:text-properties fo:color="#0000ff" fo:font-weight="normal" fo:background-color="#ffffff" loext:char-shading-value="0"/>
    </style:style>
    <style:style style:name="T30" style:family="text">
      <style:text-properties fo:color="#0000ff" style:font-name="Liberation Serif" fo:font-weight="normal" fo:background-color="#ffffff" loext:char-shading-value="0" style:font-name-asian="Liberation Serif"/>
    </style:style>
    <style:style style:name="T31" style:family="text">
      <style:text-properties fo:color="#0000ff" style:font-name="Liberation Serif" fo:font-size="10pt" fo:font-weight="normal" fo:background-color="#ffffff" loext:char-shading-value="0" style:font-name-asian="Liberation Serif" style:font-size-asian="10pt" style:font-size-complex="10pt"/>
    </style:style>
    <style:style style:name="T32" style:family="text">
      <style:text-properties fo:color="#0000ff" style:font-name="Liberation Serif" fo:font-size="10pt" fo:font-weight="normal" fo:background-color="#ffffff" loext:char-shading-value="0" style:font-name-asian="Liberation Serif" style:font-size-asian="10pt" style:font-weight-asian="normal" style:font-size-complex="10pt" style:font-weight-complex="normal"/>
    </style:style>
    <style:style style:name="T33" style:family="text">
      <style:text-properties fo:color="#0000ff" style:font-name="Liberation Serif" fo:font-size="10pt" fo:background-color="#ffffff" loext:char-shading-value="0" style:font-name-asian="Liberation Serif" style:font-size-asian="10pt" style:font-size-complex="10pt"/>
    </style:style>
    <style:style style:name="T34" style:family="text">
      <style:text-properties fo:color="#0000ff" style:font-name="Liberation Serif" fo:font-size="10pt" fo:font-weight="bold" fo:background-color="#ffffff" loext:char-shading-value="0" style:font-name-asian="Liberation Serif" style:font-size-asian="10pt" style:font-weight-asian="bold" style:font-size-complex="10pt" style:font-weight-complex="bold"/>
    </style:style>
    <style:style style:name="T35" style:family="text">
      <style:text-properties style:font-name="Liberation Serif" style:font-name-asian="Liberation Serif"/>
    </style:style>
    <style:style style:name="T36" style:family="text">
      <style:text-properties style:font-name="Liberation Serif" fo:font-size="12pt" style:font-name-asian="Liberation Serif" style:font-size-asian="12pt" style:font-size-complex="12pt"/>
    </style:style>
    <style:style style:name="T37" style:family="text">
      <style:text-properties style:font-name="Liberation Serif" fo:font-size="10pt" style:font-name-asian="Liberation Serif" style:font-size-asian="10pt" style:font-size-complex="10pt"/>
    </style:style>
    <style:style style:name="T38" style:family="text">
      <style:text-properties style:font-name="Liberation Serif" fo:font-size="10pt" fo:font-weight="normal" fo:background-color="#ffffff" loext:char-shading-value="0" style:font-name-asian="Liberation Serif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.5pt" style:font-name-asian="Liberation Serif" style:font-size-asian="10.5pt" style:font-size-complex="10.5pt"/>
    </style:style>
    <style:style style:name="T40" style:family="text">
      <style:text-properties style:font-name="Liberation Serif" fo:font-size="10.5pt" officeooo:rsid="001cb0fb" style:font-name-asian="Liberation Serif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模板：</text:h>
      <text:p text:style-name="P6"><text:span text:style-name="Source_20_Text"><text:span text:style-name="T14">&lt;?xml</text:span></text:span><text:span text:style-name="Source_20_Text"><text:span text:style-name="T24"> version</text:span></text:span><text:span text:style-name="Source_20_Text"><text:span text:style-name="T10">=</text:span></text:span><text:span text:style-name="Source_20_Text"><text:span text:style-name="T28">"1.0"</text:span></text:span><text:span text:style-name="Source_20_Text"><text:span text:style-name="T14">?&gt;</text:span></text:span></text:p>
      <text:p text:style-name="P7"><text:span text:style-name="T13">&lt;launch&gt;</text:span></text:p>
      <text:p text:style-name="P4"><text:span text:style-name="T12">&lt;arg</text:span> <text:span text:style-name="T22">name</text:span>=<text:span text:style-name="T25">"mg400_ip"</text:span> <text:span text:style-name="T22">default</text:span>=<text:span text:style-name="T25">"192.168.1.6"</text:span><text:span text:style-name="T12">/&gt;</text:span></text:p>
      <text:p text:style-name="P4"><text:span text:style-name="T12">&lt;arg</text:span> <text:span text:style-name="T22">name</text:span>=<text:span text:style-name="T25">"marker_size"</text:span> <text:span text:style-name="T22">value</text:span>=<text:span text:style-name="T25">"0.1"</text:span><text:span text:style-name="T12">/&gt;</text:span></text:p>
      <text:p text:style-name="P4"><text:span text:style-name="T12">&lt;arg</text:span> <text:span text:style-name="T22">name</text:span>=<text:span text:style-name="T25">"marker_id"</text:span> <text:span text:style-name="T22">default</text:span>=<text:span text:style-name="T25">"50"</text:span><text:span text:style-name="T12">/&gt;</text:span></text:p>
      <text:p text:style-name="P4"><text:span text:style-name="T12">&lt;arg</text:span> <text:span text:style-name="T22">name</text:span>=<text:span text:style-name="T25">"image_sub_topic"</text:span> <text:span text:style-name="T22">default</text:span>=<text:span text:style-name="T25">"/zed/zed_node/left_raw/image_raw_color"</text:span><text:span text:style-name="T12">/&gt;</text:span></text:p>
      <text:p text:style-name="P4"><text:span text:style-name="T12">&lt;arg</text:span> <text:span text:style-name="T22">name</text:span>=<text:span text:style-name="T25">"image_info_topic"</text:span> <text:span text:style-name="T22">default</text:span>=<text:span text:style-name="T25">"/zed/zed_node/left_raw/camera_info"</text:span><text:span text:style-name="T12">/&gt;</text:span></text:p>
      <text:p text:style-name="P7"><text:span text:style-name="T13">&lt;arg</text:span><text:span text:style-name="T9"> </text:span><text:span text:style-name="T23">name</text:span><text:span text:style-name="T9">=</text:span><text:span text:style-name="T26">"scout_behavior_topic"</text:span><text:span text:style-name="T9"> </text:span><text:span text:style-name="T23">default</text:span><text:span text:style-name="T9">=</text:span><text:span text:style-name="T26">"/scout_behavior_topic"</text:span><text:span text:style-name="T13">/&gt;</text:span></text:p>
      <text:p text:style-name="P4"><text:span text:style-name="T12">&lt;rosparam</text:span> <text:span text:style-name="T22">command</text:span>=<text:span text:style-name="T25">"load"</text:span> <text:span text:style-name="T22">file</text:span>=<text:span text:style-name="T25">"$(find mg400_control)/config/config.yaml"</text:span><text:span text:style-name="T12">/&gt;</text:span></text:p>
      <text:p text:style-name="P7"/>
      <text:p text:style-name="P4"><text:span text:style-name="T12">&lt;node</text:span> <text:span text:style-name="T22">name</text:span>=<text:span text:style-name="T25">"mg400_control"</text:span> <text:span text:style-name="T22">pkg</text:span>=<text:span text:style-name="T25">"mg400_control"</text:span> <text:span text:style-name="T22">type</text:span>=<text:span text:style-name="T25">"mg400Control"</text:span> <text:span text:style-name="T22">output</text:span>=<text:span text:style-name="T25">"screen"</text:span> <text:span text:style-name="T12">&gt;</text:span></text:p>
      <text:p text:style-name="P9"><text:span text:style-name="T12">&lt;param</text:span> <text:span text:style-name="T22">name</text:span>=<text:span text:style-name="T25">"mg400_ip"</text:span> <text:span text:style-name="T22">type</text:span>=<text:span text:style-name="T25">"string"</text:span> <text:span text:style-name="T22">value</text:span>=<text:span text:style-name="T25">"$(arg mg400_ip)"</text:span><text:span text:style-name="T12">/&gt;</text:span></text:p>
      <text:p text:style-name="P9"><text:span text:style-name="T12">&lt;param</text:span> <text:span text:style-name="T22">name</text:span>=<text:span text:style-name="T25">"marker_size"</text:span> <text:span text:style-name="T22">type</text:span>=<text:span text:style-name="T25">"double"</text:span> <text:span text:style-name="T22">value</text:span>=<text:span text:style-name="T25">"$(arg marker_size)"</text:span><text:span text:style-name="T12">/&gt;</text:span></text:p>
      <text:p text:style-name="P9"><text:span text:style-name="T12">&lt;param</text:span> <text:span text:style-name="T22">name</text:span>=<text:span text:style-name="T25">"marker_id"</text:span> <text:span text:style-name="T22">type</text:span>=<text:span text:style-name="T25">"int"</text:span> <text:span text:style-name="T22">value</text:span>=<text:span text:style-name="T25">"$(arg marker_id)"</text:span><text:span text:style-name="T12">/&gt;</text:span></text:p>
      <text:p text:style-name="P9"><text:span text:style-name="T12">&lt;param</text:span> <text:span text:style-name="T22">name</text:span>=<text:span text:style-name="T25">"image_sub_topic"</text:span> <text:span text:style-name="T22">type</text:span>=<text:span text:style-name="T25">"string"</text:span> <text:span text:style-name="T22">value</text:span>=<text:span text:style-name="T25">"$(arg image_sub_topic)"</text:span><text:span text:style-name="T12">/&gt;</text:span></text:p>
      <text:p text:style-name="P9"><text:span text:style-name="T12">&lt;param</text:span> <text:span text:style-name="T22">name</text:span>=<text:span text:style-name="T25">"image_info_topic"</text:span> <text:span text:style-name="T22">type</text:span>=<text:span text:style-name="T25">"string"</text:span> <text:span text:style-name="T22">value</text:span>=<text:span text:style-name="T25">"$(arg image_info_topic)"</text:span><text:span text:style-name="T12">/&gt;</text:span></text:p>
      <text:p text:style-name="P9"><text:span text:style-name="T12">&lt;param</text:span> <text:span text:style-name="T22">name</text:span>=<text:span text:style-name="T25">"scout_event_service"</text:span> <text:span text:style-name="T22">type</text:span>=<text:span text:style-name="T25">"string"</text:span> <text:span text:style-name="T22">value</text:span>=<text:span text:style-name="T25">"$(arg scout_event_service)"</text:span><text:span text:style-name="T12">/&gt;</text:span></text:p>
      <text:p text:style-name="P7"><text:span text:style-name="T13">&lt;/node&gt;</text:span></text:p>
      <text:p text:style-name="P5">&lt;/launch&gt;</text:p>
      <text:p text:style-name="Text_20_body"><text:span text:style-name="Source_20_Text"><text:span text:style-name="T3"/></text:span></text:p>
      <text:h text:style-name="P3" text:outline-level="3">注意事项：</text:h>
      <text:list xml:id="list3627174670" text:style-name="L3">
        <text:list-item>
          <text:p text:style-name="P10"><text:span text:style-name="T39">roalaunch一个launch文件没有消息输出，</text:span><text:span text:style-name="Source_20_Text"><text:span text:style-name="T39">在&lt;node&gt;里面添加参数项：output="screen"。</text:span></text:span></text:p>
        </text:list-item>
        <text:list-item>
          <text:p text:style-name="P10"><text:span text:style-name="Source_20_Text"><text:span text:style-name="T39">&lt;node&gt;里的param项加载到参数服务器会多一个前缀node的名字，例如上边的参数</text:span></text:span><text:span text:style-name="Source_20_Text"><text:span text:style-name="T40">在参数服务器中的名字是：</text:span></text:span><text:span text:style-name="Source_20_Text"><text:span text:style-name="T39">/mg400_control/mg400_ip。</text:span></text:span></text:p>
        </text:list-item>
      </text:list>
      <text:h text:style-name="Heading_20_3" text:outline-level="3"><text:span text:style-name="Source_20_Text"><text:span text:style-name="T3"/></text:span></text:h>
      <text:h text:style-name="Heading_20_3" text:outline-level="3"><text:span text:style-name="Source_20_Text"><text:span text:style-name="T2"/></text:span></text:h>
      <text:p text:style-name="Preformatted_20_Text"><text:span text:style-name="Source_20_Text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15%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11T16:26:57.748938012</dc:date>
    <meta:editing-duration>PT33M4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43" meta:character-count="1116" meta:non-whitespace-character-count="1071"/>
  </office:meta>
</office:document-meta>
</file>